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100794435" calcext:value-type="float">
            <text:p>1,100794435</text:p>
          </table:table-cell>
          <table:table-cell office:value-type="float" office:value="0.574336946" calcext:value-type="float">
            <text:p>0,574336946</text:p>
          </table:table-cell>
          <table:table-cell office:value-type="float" office:value="0.001119711436" calcext:value-type="float">
            <text:p>0,0011197114</text:p>
          </table:table-cell>
          <table:table-cell office:value-type="float" office:value="0.000105207786" calcext:value-type="float">
            <text:p>0,00010520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20" calcext:value-type="float">
            <text:p>68220</text:p>
          </table:table-cell>
          <table:table-cell office:value-type="float" office:value="1.140308022" calcext:value-type="float">
            <text:p>1,140308022</text:p>
          </table:table-cell>
          <table:table-cell office:value-type="float" office:value="0.5861672163" calcext:value-type="float">
            <text:p>0,5861672163</text:p>
          </table:table-cell>
          <table:table-cell office:value-type="float" office:value="0.001272664638" calcext:value-type="float">
            <text:p>0,0012726646</text:p>
          </table:table-cell>
          <table:table-cell office:value-type="float" office:value="0.000007486262803" calcext:value-type="float">
            <text:p>7,486262803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565" calcext:value-type="float">
            <text:p>68565</text:p>
          </table:table-cell>
          <table:table-cell office:value-type="float" office:value="1.147954226" calcext:value-type="float">
            <text:p>1,147954226</text:p>
          </table:table-cell>
          <table:table-cell office:value-type="float" office:value="0.5953237414" calcext:value-type="float">
            <text:p>0,5953237414</text:p>
          </table:table-cell>
          <table:table-cell office:value-type="float" office:value="0.001281096367" calcext:value-type="float">
            <text:p>0,0012810964</text:p>
          </table:table-cell>
          <table:table-cell office:value-type="float" office:value="0.000007448234555" calcext:value-type="float">
            <text:p>7,448234555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930" calcext:value-type="float">
            <text:p>68930</text:p>
          </table:table-cell>
          <table:table-cell office:value-type="float" office:value="1.114680529" calcext:value-type="float">
            <text:p>1,114680529</text:p>
          </table:table-cell>
          <table:table-cell office:value-type="float" office:value="0.5899581313" calcext:value-type="float">
            <text:p>0,5899581313</text:p>
          </table:table-cell>
          <table:table-cell office:value-type="float" office:value="0.0004297410487" calcext:value-type="float">
            <text:p>0,000429741</text:p>
          </table:table-cell>
          <table:table-cell office:value-type="float" office:value="0.000007409328191" calcext:value-type="float">
            <text:p>7,409328191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064" calcext:value-type="float">
            <text:p>69064</text:p>
          </table:table-cell>
          <table:table-cell office:value-type="float" office:value="1.086476445" calcext:value-type="float">
            <text:p>1,086476445</text:p>
          </table:table-cell>
          <table:table-cell office:value-type="float" office:value="0.5937635899" calcext:value-type="float">
            <text:p>0,5937635899</text:p>
          </table:table-cell>
          <table:table-cell office:value-type="float" office:value="0.0005694128922" calcext:value-type="float">
            <text:p>0,0005694129</text:p>
          </table:table-cell>
          <table:table-cell office:value-type="float" office:value="0.000007394972727" calcext:value-type="float">
            <text:p>0,0000073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59" calcext:value-type="float">
            <text:p>69259</text:p>
          </table:table-cell>
          <table:table-cell office:value-type="float" office:value="1.020127416" calcext:value-type="float">
            <text:p>1,020127416</text:p>
          </table:table-cell>
          <table:table-cell office:value-type="float" office:value="0.5998553634" calcext:value-type="float">
            <text:p>0,5998553634</text:p>
          </table:table-cell>
          <table:table-cell office:value-type="float" office:value="0.000294954807" calcext:value-type="float">
            <text:p>0,0002949548</text:p>
          </table:table-cell>
          <table:table-cell office:value-type="float" office:value="0.000007373870176" calcext:value-type="float">
            <text:p>7,373870176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32" calcext:value-type="float">
            <text:p>69332</text:p>
          </table:table-cell>
          <table:table-cell office:value-type="float" office:value="1.010875821" calcext:value-type="float">
            <text:p>1,010875821</text:p>
          </table:table-cell>
          <table:table-cell office:value-type="float" office:value="0.5993399024" calcext:value-type="float">
            <text:p>0,5993399024</text:p>
          </table:table-cell>
          <table:table-cell office:value-type="float" office:value="0.0001325888734" calcext:value-type="float">
            <text:p>0,0001325889</text:p>
          </table:table-cell>
          <table:table-cell office:value-type="float" office:value="0.000007366048521" calcext:value-type="float">
            <text:p>0,0000073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03" calcext:value-type="float">
            <text:p>69403</text:p>
          </table:table-cell>
          <table:table-cell office:value-type="float" office:value="1.069414139" calcext:value-type="float">
            <text:p>1,069414139</text:p>
          </table:table-cell>
          <table:table-cell office:value-type="float" office:value="0.5977627635" calcext:value-type="float">
            <text:p>0,5977627635</text:p>
          </table:table-cell>
          <table:table-cell office:value-type="float" office:value="0.0005298012984" calcext:value-type="float">
            <text:p>0,0005298013</text:p>
          </table:table-cell>
          <table:table-cell office:value-type="float" office:value="0.000007358351922" calcext:value-type="float">
            <text:p>7,358351922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638" calcext:value-type="float">
            <text:p>69638</text:p>
          </table:table-cell>
          <table:table-cell office:value-type="float" office:value="1.114545107" calcext:value-type="float">
            <text:p>1,114545107</text:p>
          </table:table-cell>
          <table:table-cell office:value-type="float" office:value="0.5955820084" calcext:value-type="float">
            <text:p>0,5955820084</text:p>
          </table:table-cell>
          <table:table-cell office:value-type="float" office:value="0.0003446783812" calcext:value-type="float">
            <text:p>0,0003446784</text:p>
          </table:table-cell>
          <table:table-cell office:value-type="float" office:value="0.000007333582744" calcext:value-type="float">
            <text:p>7,333582744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783" calcext:value-type="float">
            <text:p>69783</text:p>
          </table:table-cell>
          <table:table-cell office:value-type="float" office:value="1.175840378" calcext:value-type="float">
            <text:p>1,175840378</text:p>
          </table:table-cell>
          <table:table-cell office:value-type="float" office:value="0.5977199674" calcext:value-type="float">
            <text:p>0,5977199674</text:p>
          </table:table-cell>
          <table:table-cell office:value-type="float" office:value="0.0004244482261" calcext:value-type="float">
            <text:p>0,0004244482</text:p>
          </table:table-cell>
          <table:table-cell office:value-type="float" office:value="0.000007318072676" calcext:value-type="float">
            <text:p>7,318072676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0981016518" calcext:value-type="float">
            <text:p>1,0981016518</text:p>
          </table:table-cell>
          <table:table-cell table:formula="of:=AVERAGE([.D2:.D11])" office:value-type="float" office:value="0.592980963" calcext:value-type="float">
            <text:p>0,592980963</text:p>
          </table:table-cell>
          <table:table-cell table:formula="of:=AVERAGE([.E2:.E11])" office:value-type="float" office:value="0.0006399097968" calcext:value-type="float">
            <text:p>0,0006399098</text:p>
          </table:table-cell>
          <table:table-cell table:formula="of:=AVERAGE([.F2:.F11])" office:value-type="float" office:value="0.0000171696510315" calcext:value-type="float">
            <text:p>1,71696510315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8:29:34.857021746</dc:date>
    <meta:document-statistic meta:table-count="1" meta:cell-count="70" meta:object-count="0"/>
    <meta:generator>LibreOffice/4.1.4.2$Linux_X86_64 LibreOffice_project/410m0$Build-2</meta:generator>
  </office:meta>
</office:document-meta>
</file>